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body>
    <office:text>
      <text:p text:style-name="Heading_1">Verzeichnis von Verarbeitungstätigkeiten</text:p>
      <text:p text:style-name="Standard">gemäß Art. 30 DSGVO</text:p>
      <text:p text:style-name="Standard"><text:span text:style-name="Bold">Stand:</text:span> Januar 2026</text:p>
      <text:p text:style-name="Standard"/>
      <text:p text:style-name="Heading_2">1. Angaben zum Verantwortlichen</text:p>
      <text:list text:style-name="BulletList">
        <text:list-item>
          <text:p text:style-name="List_Bullet"><text:span text:style-name="Bold">Name:</text:span> Thomas Kluge</text:p>
        </text:list-item>
        <text:list-item>
          <text:p text:style-name="List_Bullet"><text:span text:style-name="Bold">Anschrift:</text:span> Ringstrasse 26, 82110 Germering, Deutschland</text:p>
        </text:list-item>
        <text:list-item>
          <text:p text:style-name="List_Bullet"><text:span text:style-name="Bold">E-Mail:</text:span> support@thesafespace.blog</text:p>
        </text:list-item>
        <text:list-item>
          <text:p text:style-name="List_Bullet"><text:span text:style-name="Bold">Website:</text:span> https://thesafespace.blog</text:p>
        </text:list-item>
      </text:list>
      <text:p text:style-name="Standard"/>
      <text:p text:style-name="Heading_2">2. Allgemeine Beschreibung der Verarbeitung</text:p>
      <text:p text:style-name="Standard">SafeSpace ist ein nicht-kommerzielles, privat betriebenes soziales Netzwerk. Die Plattform ermöglicht registrierten Nutzern das Erstellen von Profilen, Veröffentlichen von Beiträgen, Kommentieren, Interaktionen (Likes, Freundschaften) sowie den Empfang von Benachrichtigungen.</text:p>
      <text:p text:style-name="Standard"/>
      <text:p text:style-name="Heading_2">3. Verarbeitungstätigkeit 1: Nutzerregistrierung und Kontoverwaltung</text:p>
      <text:p text:style-name="Heading_3">3.1 Zweck der Verarbeitung</text:p>
      <text:p text:style-name="Standard">Erstellung und Verwaltung von Benutzerkonten, Authentifizierung, Altersverifikation, E-Mail-Verifizierung (Double Opt-In), elterliche Einwilligung für Minderjährige (13-15 Jahre).</text:p>
      <text:p text:style-name="Heading_3">3.2 Kategorien betroffener Personen</text:p>
      <text:list text:style-name="BulletList">
        <text:list-item>
          <text:p text:style-name="List_Bullet">Registrierte Nutzer (ab 13 Jahren)</text:p>
        </text:list-item>
        <text:list-item>
          <text:p text:style-name="List_Bullet">Erziehungsberechtigte von minderjährigen Nutzern (13-15 Jahre)</text:p>
        </text:list-item>
      </text:list>
      <text:p text:style-name="Heading_3">3.3 Kategorien personenbezogener Daten</text:p>
      <text:list text:style-name="BulletList">
        <text:list-item>
          <text:p text:style-name="List_Bullet">Benutzername (Pflicht)</text:p>
        </text:list-item>
        <text:list-item>
          <text:p text:style-name="List_Bullet">E-Mail-Adresse (Pflicht, verifiziert per Double Opt-In)</text:p>
        </text:list-item>
        <text:list-item>
          <text:p text:style-name="List_Bullet">Passwort (Bcrypt-gehasht)</text:p>
        </text:list-item>
        <text:list-item>
          <text:p text:style-name="List_Bullet">Geburtsdatum (Pflicht, zur Altersverifikation)</text:p>
        </text:list-item>
        <text:list-item>
          <text:p text:style-name="List_Bullet">Vor- und Nachname (optional)</text:p>
        </text:list-item>
        <text:list-item>
          <text:p text:style-name="List_Bullet">E-Mail-Adresse des Erziehungsberechtigten (nur bei 13-15-Jährigen)</text:p>
        </text:list-item>
        <text:list-item>
          <text:p text:style-name="List_Bullet">E-Mail-Verifizierungstoken (temporär)</text:p>
        </text:list-item>
      </text:list>
      <text:p text:style-name="Heading_3">3.4 Rechtsgrundlage</text:p>
      <text:list text:style-name="BulletList">
        <text:list-item>
          <text:p text:style-name="List_Bullet">Art. 6 Abs. 1 lit. b DSGVO (Vertragserfüllung)</text:p>
        </text:list-item>
        <text:list-item>
          <text:p text:style-name="List_Bullet">Art. 8 DSGVO (Einwilligung Minderjähriger)</text:p>
        </text:list-item>
      </text:list>
      <text:p text:style-name="Heading_3">3.5 Löschfrist</text:p>
      <text:p text:style-name="Standard">Bei Löschung des Accounts durch den Nutzer oder auf Anfrage. Verifizierungstoken werden nach erfolgreicher Verifizierung gelöscht.</text:p>
      <text:p text:style-name="Standard"/>
      <text:p text:style-name="Heading_2">4. Verarbeitungstätigkeit 2: Plattformnutzung (Posts, Kommentare, Interaktionen)</text:p>
      <text:p text:style-name="Heading_3">4.1 Zweck der Verarbeitung</text:p>
      <text:p text:style-name="Standard">Bereitstellung der Kernfunktionalität des sozialen Netzwerks: Erstellen und Anzeigen von Beiträgen, Kommentaren, Likes, Freundschaften und Benachrichtigungen.</text:p>
      <text:p text:style-name="Heading_3">4.2 Kategorien betroffener Personen</text:p>
      <text:list text:style-name="BulletList">
        <text:list-item>
          <text:p text:style-name="List_Bullet">Registrierte Nutzer</text:p>
        </text:list-item>
      </text:list>
      <text:p text:style-name="Heading_3">4.3 Kategorien personenbezogener Daten</text:p>
      <text:list text:style-name="BulletList">
        <text:list-item>
          <text:p text:style-name="List_Bullet">Profilinformationen (Bio, Profilbild)</text:p>
        </text:list-item>
        <text:list-item>
          <text:p text:style-name="List_Bullet">Posts (Text, Bilder)</text:p>
        </text:list-item>
        <text:list-item>
          <text:p text:style-name="List_Bullet">Kommentare</text:p>
        </text:list-item>
        <text:list-item>
          <text:p text:style-name="List_Bullet">Likes und Interaktionen</text:p>
        </text:list-item>
        <text:list-item>
          <text:p text:style-name="List_Bullet">Freundesliste und -anfragen</text:p>
        </text:list-item>
        <text:list-item>
          <text:p text:style-name="List_Bullet">Benachrichtigungen</text:p>
        </text:list-item>
        <text:list-item>
          <text:p text:style-name="List_Bullet">Beziehungsstatus zu anderen Nutzern</text:p>
        </text:list-item>
      </text:list>
      <text:p text:style-name="Heading_3">4.4 Rechtsgrundlage</text:p>
      <text:p text:style-name="Standard">Art. 6 Abs. 1 lit. b DSGVO (Vertragserfüllung)</text:p>
      <text:p text:style-name="Heading_3">4.5 Löschfrist</text:p>
      <text:p text:style-name="Standard">Bei Löschung durch den Nutzer oder bei Account-Löschung.</text:p>
      <text:p text:style-name="Standard"/>
      <text:p text:style-name="Heading_2">5. Verarbeitungstätigkeit 3: KI-gestützte Content-Moderation</text:p>
      <text:p text:style-name="Heading_3">5.1 Zweck der Verarbeitung</text:p>
      <text:p text:style-name="Standard">Automatische Erkennung von Hassrede und regelwidrigen Inhalten zum Schutz der Nutzer und Einhaltung des DSA.</text:p>
      <text:p text:style-name="Heading_3">5.2 Kategorien betroffener Personen</text:p>
      <text:list text:style-name="BulletList">
        <text:list-item>
          <text:p text:style-name="List_Bullet">Registrierte Nutzer, die Posts oder Kommentare erstellen</text:p>
        </text:list-item>
      </text:list>
      <text:p text:style-name="Heading_3">5.3 Kategorien personenbezogener Daten</text:p>
      <text:list text:style-name="BulletList">
        <text:list-item>
          <text:p text:style-name="List_Bullet">Textinhalt von Posts und Kommentaren</text:p>
        </text:list-item>
        <text:list-item>
          <text:p text:style-name="List_Bullet">KEINE persönlichen Identifikationsdaten (kein Name, keine E-Mail, kein Benutzername)</text:p>
        </text:list-item>
      </text:list>
      <text:p text:style-name="Heading_3">5.4 Empfänger / Auftragsverarbeiter</text:p>
      <text:list text:style-name="BulletList">
        <text:list-item>
          <text:p text:style-name="List_Bullet"><text:span text:style-name="Bold">DeepSeek API</text:span> — Anbieter: DeepSeek (China). Übermittlung in Drittland. Nur anonymisierter Textinhalt wird übertragen. Rechtsgrundlage: Art. 49 Abs. 1 lit. a DSGVO (ausdrückliche Einwilligung durch Nutzung der Plattform nach Kenntnis in der Datenschutzerklärung).</text:p>
        </text:list-item>
      </text:list>
      <text:p text:style-name="Heading_3">5.5 Rechtsgrundlage</text:p>
      <text:p text:style-name="Standard">Art. 6 Abs. 1 lit. f DSGVO (berechtigtes Interesse an Plattformsicherheit)</text:p>
      <text:p text:style-name="Heading_3">5.6 Löschfrist</text:p>
      <text:p text:style-name="Standard">Keine dauerhafte Speicherung durch DeepSeek — Daten werden nur zur Echtzeitanalyse übertragen.</text:p>
      <text:p text:style-name="Standard"/>
      <text:p text:style-name="Heading_2">6. Verarbeitungstätigkeit 4: Technische Sicherheit und Logging</text:p>
      <text:p text:style-name="Heading_3">6.1 Zweck der Verarbeitung</text:p>
      <text:p text:style-name="Standard">Sicherstellung des Betriebs, Erkennung von Angriffen, Fehleranalyse, Spam-Schutz.</text:p>
      <text:p text:style-name="Heading_3">6.2 Kategorien betroffener Personen</text:p>
      <text:list text:style-name="BulletList">
        <text:list-item>
          <text:p text:style-name="List_Bullet">Alle Besucher und Nutzer der Plattform</text:p>
        </text:list-item>
      </text:list>
      <text:p text:style-name="Heading_3">6.3 Kategorien personenbezogener Daten</text:p>
      <text:list text:style-name="BulletList">
        <text:list-item>
          <text:p text:style-name="List_Bullet">IP-Adresse</text:p>
        </text:list-item>
        <text:list-item>
          <text:p text:style-name="List_Bullet">Browser-Informationen (User-Agent)</text:p>
        </text:list-item>
        <text:list-item>
          <text:p text:style-name="List_Bullet">Login-Zeitpunkte</text:p>
        </text:list-item>
        <text:list-item>
          <text:p text:style-name="List_Bullet">Server-Logs</text:p>
        </text:list-item>
      </text:list>
      <text:p text:style-name="Heading_3">6.4 Rechtsgrundlage</text:p>
      <text:p text:style-name="Standard">Art. 6 Abs. 1 lit. f DSGVO (berechtigtes Interesse an IT-Sicherheit)</text:p>
      <text:p text:style-name="Heading_3">6.5 Löschfrist</text:p>
      <text:p text:style-name="Standard">Server-Logs: 90 Tage</text:p>
      <text:p text:style-name="Standard"/>
      <text:p text:style-name="Heading_2">7. Verarbeitungstätigkeit 5: E-Mail-Versand</text:p>
      <text:p text:style-name="Heading_3">7.1 Zweck der Verarbeitung</text:p>
      <text:p text:style-name="Standard">Versand von Verifizierungs-E-Mails (Double Opt-In), E-Mails zur elterlichen Einwilligung sowie optionale Benachrichtigungs-E-Mails.</text:p>
      <text:p text:style-name="Heading_3">7.2 Kategorien betroffener Personen</text:p>
      <text:list text:style-name="BulletList">
        <text:list-item>
          <text:p text:style-name="List_Bullet">Registrierte Nutzer</text:p>
        </text:list-item>
        <text:list-item>
          <text:p text:style-name="List_Bullet">Erziehungsberechtigte minderjähriger Nutzer</text:p>
        </text:list-item>
      </text:list>
      <text:p text:style-name="Heading_3">7.3 Kategorien personenbezogener Daten</text:p>
      <text:list text:style-name="BulletList">
        <text:list-item>
          <text:p text:style-name="List_Bullet">E-Mail-Adresse</text:p>
        </text:list-item>
        <text:list-item>
          <text:p text:style-name="List_Bullet">Benutzername</text:p>
        </text:list-item>
      </text:list>
      <text:p text:style-name="Heading_3">7.4 Empfänger / Auftragsverarbeiter</text:p>
      <text:p text:style-name="Standard"><text:span text:style-name="Bold">Eigener E-Mail-Server</text:span> — Selbst betrieben, kein externer Dienstleister. Kein AV-Vertrag erforderlich.</text:p>
      <text:p text:style-name="Heading_3">7.5 Rechtsgrundlage</text:p>
      <text:list text:style-name="BulletList">
        <text:list-item>
          <text:p text:style-name="List_Bullet">Art. 6 Abs. 1 lit. b DSGVO (Verifizierung als Teil der Vertragserfüllung)</text:p>
        </text:list-item>
        <text:list-item>
          <text:p text:style-name="List_Bullet">Art. 6 Abs. 1 lit. a DSGVO (Einwilligung für Benachrichtigungen)</text:p>
        </text:list-item>
      </text:list>
      <text:p text:style-name="Heading_3">7.6 Löschfrist</text:p>
      <text:p text:style-name="Standard">E-Mails werden nach Versand nicht gespeichert. Verifizierungstoken werden nach Bestätigung gelöscht.</text:p>
      <text:p text:style-name="Standard"/>
      <text:p text:style-name="Heading_2">8. Auftragsverarbeiter</text:p>
      <text:p text:style-name="Standard">Folgende Auftragsverarbeiter werden eingesetzt:</text:p>
      <text:p text:style-name="Standard"/>
      <text:p text:style-name="Heading_3">8.1 Hetzner Online GmbH (Hosting)</text:p>
      <text:list text:style-name="BulletList">
        <text:list-item>
          <text:p text:style-name="List_Bullet"><text:span text:style-name="Bold">Zweck:</text:span> Server-Hosting (Dedicated Server / Cloud)</text:p>
        </text:list-item>
        <text:list-item>
          <text:p text:style-name="List_Bullet"><text:span text:style-name="Bold">Daten:</text:span> Alle auf dem Server gespeicherten personenbezogenen Daten</text:p>
        </text:list-item>
        <text:list-item>
          <text:p text:style-name="List_Bullet"><text:span text:style-name="Bold">Sitz:</text:span> Industriestr. 25, 91710 Gunzenhausen, Deutschland</text:p>
        </text:list-item>
        <text:list-item>
          <text:p text:style-name="List_Bullet"><text:span text:style-name="Bold">AV-Vertrag:</text:span> Abgeschlossen über Hetzner Robot/Cloud Console</text:p>
        </text:list-item>
        <text:list-item>
          <text:p text:style-name="List_Bullet"><text:span text:style-name="Bold">DSGVO-Konformität:</text:span> Server-Standort Deutschland, deutsches Unternehmen</text:p>
        </text:list-item>
      </text:list>
      <text:p text:style-name="Standard"/>
      <text:p text:style-name="Heading_3">8.2 E-Mail-Server</text:p>
      <text:list text:style-name="BulletList">
        <text:list-item>
          <text:p text:style-name="List_Bullet"><text:span text:style-name="Bold">Zweck:</text:span> E-Mail-Versand (Verifizierung, Benachrichtigungen)</text:p>
        </text:list-item>
        <text:list-item>
          <text:p text:style-name="List_Bullet"><text:span text:style-name="Bold">Betrieb:</text:span> Eigener E-Mail-Server, selbst betrieben</text:p>
        </text:list-item>
        <text:list-item>
          <text:p text:style-name="List_Bullet"><text:span text:style-name="Bold">AV-Vertrag:</text:span> Nicht erforderlich (eigene Infrastruktur)</text:p>
        </text:list-item>
      </text:list>
      <text:p text:style-name="Standard"/>
      <text:p text:style-name="Heading_2">9. Technisch-organisatorische Maßnahmen (Übersicht)</text:p>
      <text:p text:style-name="Standard">Siehe separates Dokument: TOMs-Dokumentation.odt</text:p>
      <text:p text:style-name="Standard"/>
      <text:p text:style-name="Heading_2">10. Dokumentenhistorie</text:p>
      <text:list text:style-name="BulletList">
        <text:list-item>
          <text:p text:style-name="List_Bullet">Januar 2026 — Erstfassu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xmlns:text="urn:oasis:names:tc:opendocument:xmlns:text:1.0" office:version="1.2">
  <office:styles>
    <style:style style:name="Standard" style:family="paragraph">
      <style:paragraph-properties fo:margin-bottom="0.3cm"/>
      <style:text-properties fo:font-size="11pt" style:font-name="Liberation Sans"/>
    </style:style>
    <style:style style:name="Heading_1" style:family="paragraph" style:parent-style-name="Standard" style:class="text">
      <style:paragraph-properties fo:margin-top="0.8cm" fo:margin-bottom="0.4cm"/>
      <style:text-properties fo:font-size="18pt" fo:font-weight="bold" fo:color="#1877f2"/>
    </style:style>
    <style:style style:name="Heading_2" style:family="paragraph" style:parent-style-name="Standard" style:class="text">
      <style:paragraph-properties fo:margin-top="0.6cm" fo:margin-bottom="0.3cm"/>
      <style:text-properties fo:font-size="14pt" fo:font-weight="bold" fo:color="#1c1e21"/>
    </style:style>
    <style:style style:name="Heading_3" style:family="paragraph" style:parent-style-name="Standard" style:class="text">
      <style:paragraph-properties fo:margin-top="0.4cm" fo:margin-bottom="0.2cm"/>
      <style:text-properties fo:font-size="12pt" fo:font-weight="bold" fo:color="#1c1e21"/>
    </style:style>
    <style:style style:name="Bold" style:family="text">
      <style:text-properties fo:font-weight="bold"/>
    </style:style>
    <style:style style:name="List_Bullet" style:family="paragraph" style:parent-style-name="Standard" style:list-style-name="BulletList">
      <style:paragraph-properties fo:margin-left="1cm"/>
    </style:style>
    <text:list-style style:name="BulletList">
      <text:list-level-style-bullet text:level="1" text:bullet-char="•">
        <style:list-level-properties text:space-before="0.5cm" text:min-label-width="0.5cm"/>
      </text:list-level-style-bullet>
    </text:list-style>
  </office: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2">
  <office:meta>
    <dc:title>Verarbeitungsverzeichnis gemäß Art. 30 DSGVO</dc:title>
    <dc:creator>Thomas Kluge</dc:creator>
    <meta:creation-date>2026-01-31T17:13:39</meta:creation-date>
    <dc:date>2026-01-31T17:13:39</dc:date>
  </office:meta>
</office:document-meta>
</file>